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F0000001DA40724706677FA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adbac7" style:font-name="ui-monospace" fo:font-size="9.75pt" fo:letter-spacing="normal" fo:font-style="normal" fo:font-weight="normal" officeooo:rsid="000e0631" officeooo:paragraph-rsid="000e0631"/>
    </style:style>
    <style:style style:name="P2" style:family="paragraph" style:parent-style-name="Standard">
      <style:text-properties officeooo:rsid="000e0631" officeooo:paragraph-rsid="000e06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AlexKrupko/DatePickerX" text:style-name="Internet_20_link" text:visited-style-name="Visited_20_Internet_20_Link">https://github.com/AlexKrupko/DatePickerX</text:a></text:p>
      <text:p text:style-name="Standard"/>
      <text:p text:style-name="P2">Para fazer um belo imput de datas. Para instalar basta baixar, unzipar tacar na pasta e fazer o link do CSS e do JS. Nota: O CSS é MUITO importante também. </text:p>
      <text:p text:style-name="P2"/>
      <text:p text:style-name="P2">Para iniciar no script é só utilizar:</text:p>
      <text:p text:style-name="P1">document.getElementById('myInputId').DatePickerX.init();</text:p>
      <text:p text:style-name="P2"/>
      <text:p text:style-name="P2"><draw:frame draw:style-name="fr1" draw:name="Image1" text:anchor-type="char" svg:width="17cm" svg:height="0.54cm" draw:z-index="0"><draw:image xlink:href="Pictures/100002010000038F0000001DA40724706677FA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8:07:28.221045055</meta:creation-date>
    <meta:generator>LibreOffice/6.4.7.2$Linux_X86_64 LibreOffice_project/40$Build-2</meta:generator>
    <dc:date>2021-06-10T18:09:03.248825340</dc:date>
    <meta:editing-duration>PT1M35S</meta:editing-duration>
    <meta:editing-cycles>1</meta:editing-cycles>
    <meta:document-statistic meta:table-count="0" meta:image-count="1" meta:object-count="0" meta:page-count="1" meta:paragraph-count="4" meta:word-count="40" meta:character-count="290" meta:non-whitespace-character-count="253"/>
  </office:meta>
</office:document-meta>
</file>